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B000001D4234F1E4D.png" manifest:media-type="image/png"/>
  <manifest:file-entry manifest:full-path="Pictures/1000000100000338000001B224111B01.png" manifest:media-type="image/png"/>
  <manifest:file-entry manifest:full-path="Pictures/100000010000035B0000019508A17179.png" manifest:media-type="image/png"/>
  <manifest:file-entry manifest:full-path="Pictures/10000001000002BA00000281FC61F31C.png" manifest:media-type="image/png"/>
  <manifest:file-entry manifest:full-path="Pictures/10000001000003750000025A00050AD1.png" manifest:media-type="image/png"/>
  <manifest:file-entry manifest:full-path="Pictures/10000001000002A40000027741AD59E0.png" manifest:media-type="image/png"/>
  <manifest:file-entry manifest:full-path="Pictures/10000001000002CE00000159A8684025.png" manifest:media-type="image/png"/>
  <manifest:file-entry manifest:full-path="Pictures/10000001000003FF00000277563B58E2.png" manifest:media-type="image/png"/>
  <manifest:file-entry manifest:full-path="Pictures/100000010000028900000144A60FE2BB.png" manifest:media-type="image/png"/>
  <manifest:file-entry manifest:full-path="Pictures/10000001000004B10000029A4F5FFE2D.png" manifest:media-type="image/png"/>
  <manifest:file-entry manifest:full-path="Pictures/10000001000002900000013E4C6B16AB.png" manifest:media-type="image/png"/>
  <manifest:file-entry manifest:full-path="Pictures/10000001000002940000014388EF85ED.png" manifest:media-type="image/png"/>
  <manifest:file-entry manifest:full-path="Pictures/10000001000002E000000194961A227E.png" manifest:media-type="image/png"/>
  <manifest:file-entry manifest:full-path="Pictures/1000000100000299000001D616920E3E.png" manifest:media-type="image/png"/>
  <manifest:file-entry manifest:full-path="Pictures/10000001000002E3000001AB079EF27B.png" manifest:media-type="image/png"/>
  <manifest:file-entry manifest:full-path="Pictures/10000001000002DA000001E0DFDD6764.png" manifest:media-type="image/png"/>
  <manifest:file-entry manifest:full-path="Pictures/10000001000003B6000001F6042031B1.png" manifest:media-type="image/png"/>
  <manifest:file-entry manifest:full-path="Pictures/10000001000002CE000002EF798C1FE1.png" manifest:media-type="image/png"/>
  <manifest:file-entry manifest:full-path="Pictures/100000010000036C000002DF30805CE9.png" manifest:media-type="image/png"/>
  <manifest:file-entry manifest:full-path="Pictures/10000001000004900000030E19498324.png" manifest:media-type="image/png"/>
  <manifest:file-entry manifest:full-path="Pictures/100000010000032D000002DD97DEF2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16.219cm" style:rel-column-width="9195*"/>
    </style:style>
    <style:style style:name="t1.B" style:family="table-column">
      <style:table-column-properties style:column-width="12.483cm" style:rel-column-width="7077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10.328cm" fo:keep-together="auto"/>
    </style:style>
    <style:style style:name="P1" style:family="paragraph" style:parent-style-name="Standard">
      <style:text-properties officeooo:rsid="001ee1c8" officeooo:paragraph-rsid="001ee1c8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rsid="001ee1c8" officeooo:paragraph-rsid="001ee1c8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e0bd" officeooo:paragraph-rsid="0020e0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4"><draw:frame draw:style-name="fr3" draw:name="Imagen1" text:anchor-type="char" svg:width="14.157cm" svg:height="6.802cm" draw:z-index="0"><draw:image xlink:href="Pictures/10000001000002CE00000159A8684025.png" xlink:type="simple" xlink:show="embed" xlink:actuate="onLoad" draw:mime-type="image/png"/></draw:frame></text:p>
          </table:table-cell>
          <table:table-cell table:style-name="t1.B1" office:value-type="string">
            <text:p text:style-name="P4"/>
          </table:table-cell>
        </table:table-row>
        <table:table-row>
          <table:table-cell table:style-name="t1.A2" office:value-type="string">
            <text:p text:style-name="P2"><draw:frame draw:style-name="fr3" draw:name="Imagen2" text:anchor-type="char" svg:width="14.441cm" svg:height="10.206cm" draw:z-index="1"><draw:image xlink:href="Pictures/1000000100000299000001D616920E3E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4" draw:name="Imagen3" text:anchor-type="char" svg:width="14.944cm" svg:height="7.311cm" draw:z-index="2"><draw:image xlink:href="Pictures/10000001000002940000014388EF85ED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1" draw:name="Imagen4" text:anchor-type="char" svg:width="15.42cm" svg:height="8.909cm" draw:z-index="3"><draw:image xlink:href="Pictures/10000001000002E3000001AB079EF27B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6" draw:name="Imagen5" text:anchor-type="char" svg:width="15.023cm" svg:height="7.281cm" draw:z-index="4"><draw:image xlink:href="Pictures/10000001000002900000013E4C6B16AB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3" draw:name="Imagen6" text:anchor-type="char" svg:width="15.208cm" svg:height="7.592cm" draw:z-index="5"><draw:image xlink:href="Pictures/100000010000028900000144A60FE2BB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4" draw:name="Imagen7" text:anchor-type="char" svg:width="14.187cm" svg:height="9.327cm" draw:z-index="6"><draw:image xlink:href="Pictures/10000001000002DA000001E0DFDD6764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3" draw:name="Imagen8" text:anchor-type="char" svg:width="15.238cm" svg:height="8.363cm" draw:z-index="7"><draw:image xlink:href="Pictures/10000001000002E000000194961A227E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9" text:anchor-type="char" svg:width="14.081cm" svg:height="8.685cm" draw:z-index="8"><draw:image xlink:href="Pictures/10000001000003FF00000277563B58E2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0">
          <table:table-cell table:style-name="t1.A2" office:value-type="string">
            <text:p text:style-name="P2"><draw:frame draw:style-name="fr4" draw:name="Imagen10" text:anchor-type="char" svg:width="11.569cm" svg:height="9.707cm" draw:z-index="9"><draw:image xlink:href="Pictures/100000010000036C000002DF30805CE9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11" text:anchor-type="char" svg:width="15.102cm" svg:height="8.375cm" draw:z-index="10"><draw:image xlink:href="Pictures/10000001000004B10000029A4F5FFE2D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3" draw:name="Imagen12" text:anchor-type="char" svg:width="15.393cm" svg:height="8.133cm" draw:z-index="11"><draw:image xlink:href="Pictures/10000001000003B6000001F6042031B1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5" draw:name="Imagen13" text:anchor-type="char" svg:x="1.843cm" svg:y="0cm" svg:width="11.354cm" svg:height="10.236cm" draw:z-index="12"><draw:image xlink:href="Pictures/100000010000032D000002DD97DEF27E.png" xlink:type="simple" xlink:show="embed" xlink:actuate="onLoad" draw:mime-type="image/png"/></draw:frame></text:p>
          </table:table-cell>
          <table:table-cell table:style-name="t1.B2" office:value-type="string">
            <text:p text:style-name="P2"><draw:frame draw:style-name="fr4" draw:name="Imagen14" text:anchor-type="char" svg:width="11.111cm" svg:height="10.373cm" draw:z-index="13"><draw:image xlink:href="Pictures/10000001000002A40000027741AD59E0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4" draw:name="Imagen15" text:anchor-type="char" svg:width="12.952cm" svg:height="11.894cm" draw:z-index="14"><draw:image xlink:href="Pictures/10000001000002BA00000281FC61F31C.png" xlink:type="simple" xlink:show="embed" xlink:actuate="onLoad" draw:mime-type="image/png"/></draw:frame></text:p>
          </table:table-cell>
          <table:table-cell table:style-name="t1.B2" office:value-type="string">
            <text:p text:style-name="P2"><draw:frame draw:style-name="fr3" draw:name="Imagen16" text:anchor-type="char" svg:width="11.583cm" svg:height="12.116cm" draw:z-index="15"><draw:image xlink:href="Pictures/10000001000002CE000002EF798C1FE1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1.B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3" draw:name="Imagen17" text:anchor-type="char" svg:width="14.864cm" svg:height="7.008cm" draw:z-index="16"><draw:image xlink:href="Pictures/100000010000035B0000019508A17179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3" draw:name="Imagen18" text:anchor-type="char" svg:width="15.235cm" svg:height="10.361cm" draw:z-index="17"><draw:image xlink:href="Pictures/10000001000003750000025A00050AD1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2" draw:name="Imagen19" text:anchor-type="char" svg:width="16.025cm" svg:height="8.44cm" draw:z-index="18"><draw:image xlink:href="Pictures/1000000100000338000001B224111B01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able:table-row table:style-name="t1.1">
          <table:table-cell table:style-name="t1.A2" office:value-type="string">
            <text:p text:style-name="P2"><draw:frame draw:style-name="fr1" draw:name="Imagen20" text:anchor-type="char" svg:width="14.721cm" svg:height="9.855cm" draw:z-index="19"><draw:image xlink:href="Pictures/10000001000004900000030E19498324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2"><draw:frame draw:style-name="fr1" draw:name="Imagen21" text:anchor-type="char" svg:width="13.7cm" svg:height="8.966cm" draw:z-index="20"><draw:image xlink:href="Pictures/10000001000002CB000001D4234F1E4D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50:32.848146480</meta:creation-date>
    <dc:date>2025-01-03T22:18:46.578712829</dc:date>
    <meta:editing-duration>PT5H9M13S</meta:editing-duration>
    <meta:editing-cycles>6</meta:editing-cycles>
    <meta:generator>LibreOffice/24.2.7.2$Linux_X86_64 LibreOffice_project/420$Build-2</meta:generator>
    <meta:document-statistic meta:table-count="1" meta:image-count="21" meta:object-count="0" meta:page-count="11" meta:paragraph-count="0" meta:word-count="0" meta:character-count="0" meta:non-whitespace-character-count="0"/>
  </office:meta>
</office:document-meta>
</file>